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paragraph-properties style:vertical-align="top" fo:text-indent="0pt" fo:margin-left="0pt" fo:padding-right="2pt" fo:border-bottom="0.5pt solid #ffffff" fo:border-top="0.5pt solid #ffffff" fo:border-left="0.5pt solid #ffffff" fo:border-right="0.5pt solid #ffffff" fo:float="left"/>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14</meta:creation-date>
    <dc:creator>Yesu</dc:creator>
    <dc:date>2011-02-17T13:10:14</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